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führung <text:s/>in <text:s/>CSS </text:p>
      <text:p text:style-name="P2"/>
      <text:p text:style-name="P2">Beispiele sind alle auf der w3schools Webseite unter CSS: <text:tab/><text:tab/><text:tab/><text:a xlink:type="simple" xlink:href="https://www.w3schools.com/css/default.asp" text:style-name="Internet_20_link" text:visited-style-name="Visited_20_Internet_20_Link"><text:span text:style-name="T10">https://www.w3schools.com/css/default.asp</text:span></text:a></text:p>
      <text:p text:style-name="P1"/>
      <text:p text:style-name="P2"><text:span text:style-name="T6">Was macht CSS? </text:span>→ Links Thema: <text:span text:style-name="T8">CSS Introduction </text:span></text:p>
      <text:p text:style-name="Standard"/>
      <text:p text:style-name="Standard">_______________________________________________________________________________</text:p>
      <text:p text:style-name="P4"/>
      <text:p text:style-name="Standard"><text:span text:style-name="T6">Welche drei Möglichkeiten von CSS?</text:span> <text:s/><text:span text:style-name="T1">→ Links Thema: </text:span><text:span text:style-name="T9"><text:s/>How To</text:span></text:p>
      <text:p text:style-name="P2"/>
      <text:p text:style-name="P2">_______________________________________________________________________________</text:p>
      <text:p text:style-name="P2"/>
      <text:p text:style-name="P2">_______________________________________________________________________________</text:p>
      <text:p text:style-name="P2"/>
      <text:p text:style-name="P2">_______________________________________________________________________________</text:p>
      <text:p text:style-name="P3"/>
      <text:p text:style-name="Standard"><text:span text:style-name="T7">In welcher Reihenfolge werden diese ausgewertet?</text:span><text:span text:style-name="T1"><text:tab/></text:span><text:span text:style-name="T9">Try it yourself </text:span><text:span text:style-name="T1"><text:s/>unter </text:span><text:span text:style-name="T9">Cascading Order</text:span></text:p>
      <text:p text:style-name="P3">Welches hat die höhere Priorität?<text:tab/><text:tab/><text:tab/><text:tab/><text:tab/><text:span text:style-name="T3">(ganz unten)</text:span></text:p>
      <text:p text:style-name="P2"/>
      <text:p text:style-name="P2">_______________________________________________________________________________</text:p>
      <text:p text:style-name="P3"/>
      <text:p text:style-name="P2"><text:span text:style-name="T6">Wie sieht die CSS Syntax aus?→ </text:span><text:span text:style-name="T3">Links Thema: </text:span><text:span text:style-name="T4">Syntax</text:span></text:p>
      <text:p text:style-name="P2"/>
      <text:p text:style-name="P2">_______________________________________________________________________________</text:p>
      <text:p text:style-name="P3"/>
      <text:p text:style-name="P3">Was sind Selektoren? <text:s/></text:p>
      <text:p text:style-name="P2"/>
      <text:p text:style-name="P2">______________________________________________________________________________</text:p>
      <text:p text:style-name="P3"/>
      <text:p text:style-name="P3">Was sind Ids?</text:p>
      <text:p text:style-name="P3"/>
      <text:p text:style-name="P3">_______________________________________________________________________________</text:p>
      <text:p text:style-name="P3"/>
      <text:p text:style-name="P3">Was sind Klassen?</text:p>
      <text:p text:style-name="P3"/>
      <text:p text:style-name="P3">_______________________________________________________________________________</text:p>
      <text:p text:style-name="P3"/>
      <text:p text:style-name="P3">Wie sieht die Priorität aus bei den verschiedenen Selektoren – Tags, Ids und Klassen?</text:p>
      <text:p text:style-name="P2"/>
      <text:p text:style-name="P2">_______________________________________________________________________________</text:p>
      <text:p text:style-name="P3"/>
      <text:p text:style-name="P3">Wie sehen in CSS Kommentare aus?</text:p>
      <text:p text:style-name="P2"/>
      <text:p text:style-name="P2">_______________________________________________________________________________</text:p>
      <text:p text:style-name="P3"/>
      <text:p text:style-name="Standard"><text:span text:style-name="T7">Wie setzt man die Schriftarten und -grösse?</text:span><text:span text:style-name="T1"> </text:span><text:span text:style-name="T7">→ </text:span><text:span text:style-name="T2">Links Thema: </text:span><text:span text:style-name="T7"><text:s/></text:span><text:span text:style-name="T5">font </text:span></text:p>
      <text:p text:style-name="P2"/>
      <text:p text:style-name="P2">_______________________________________________________________________________</text:p>
      <text:p text:style-name="P3"/>
      <text:p text:style-name="P3"/>
      <text:p text:style-name="P3"/>
      <text:p text:style-name="P3"><text:soft-page-break/>Was heisst border? → <text:span text:style-name="T3">Links Thema: </text:span><text:s/><text:span text:style-name="T4">border </text:span></text:p>
      <text:p text:style-name="P3"/>
      <text:p text:style-name="P3">______________________________________________________________________________</text:p>
      <text:p text:style-name="P3"/>
      <text:p text:style-name="P3">Wie wird der Rahmentyp, -breite oder farbe angegeben? </text:p>
      <text:p text:style-name="P3"/>
      <text:p text:style-name="P3">_______________________________________________________________________________</text:p>
      <text:p text:style-name="P3"/>
      <text:p text:style-name="P3">Aber wie gibt man an das nur der obere border gestylt wird?</text:p>
      <text:p text:style-name="P3"/>
      <text:p text:style-name="P3">_______________________________________________________________________________</text:p>
      <text:p text:style-name="P4"/>
      <text:p text:style-name="P4">Warum werden mal eine, zwei oder vier Werte angegeben?</text:p>
      <text:p text:style-name="P4"/>
      <text:p text:style-name="P4">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/>
      <text:p text:style-name="P4">Wie läßt sich nur eine Rahmenseite stylen? </text:p>
      <text:p text:style-name="P4"/>
      <text:p text:style-name="P4">________________________________________________________________________________</text:p>
      <text:p text:style-name="P4"/>
      <text:p text:style-name="P4">Was bewirkt die Eigenschaft 'border' mit drei Werten?</text:p>
      <text:p text:style-name="Standard"/>
      <text:p text:style-name="P4">________________________________________________________________________________</text:p>
      <text:p text:style-name="P4"/>
      <text:p text:style-name="P4">Was bewirkt die Eigenschaft 'border-bottom' mit drei Werten?</text:p>
      <text:p text:style-name="Standard"/>
      <text:p text:style-name="Standard">________________________________________________________________________________</text:p>
      <text:p text:style-name="Standard"/>
      <text:p text:style-name="Standard"/>
      <text:p text:style-name="Standard"/>
      <text:p text:style-name="P5">Übungs 02_CSS</text:p>
      <text:p text:style-name="Standard"/>
      <text:p text:style-name="Standard">Themenübersicht:</text:p>
      <text:p text:style-name="Standard"/>
      <text:p text:style-name="Standard">CSS Arten: Extern, Intern, Inline</text:p>
      <text:p text:style-name="Standard">Syntax</text:p>
      <text:p text:style-name="Standard">ID, Klassen, Prioritäten</text:p>
      <text:p text:style-name="Standard">font und border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09-26T20:46:38.22</meta:creation-date>
    <dc:date>2017-10-04T09:00:51.99</dc:date>
    <dc:creator>Yvonne Fitzgerald</dc:creator>
    <meta:editing-duration>PT1H54M43S</meta:editing-duration>
    <meta:editing-cycles>27</meta:editing-cycles>
    <meta:generator>OpenOffice/4.1.1$Win32 OpenOffice.org_project/411m6$Build-9775</meta:generator>
    <meta:document-statistic meta:table-count="0" meta:image-count="0" meta:object-count="0" meta:page-count="2" meta:paragraph-count="47" meta:word-count="194" meta:character-count="2783"/>
  </office:meta>
</office:document-meta>
</file>